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order="none"/>
      <style:text-properties style:font-name="Sans" fo:font-size="8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7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37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37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37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$</text:p>
          </table:table-cell>
          <table:table-cell table:style-name="ce19" office:value-type="string">
            <text:p>€</text:p>
          </table:table-cell>
          <table:table-cell table:style-name="ce19" office:value-type="string">
            <text:p>ª</text:p>
          </table:table-cell>
          <table:table-cell table:style-name="ce21"/>
          <table:table-cell table:style-name="ce19" office:value-type="string">
            <text:p>º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¥</text:p>
          </table:table-cell>
          <table:table-cell table:style-name="ce19" office:value-type="string">
            <text:p>£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/>
          <table:table-cell table:style-name="ce17" office:value-type="string">
            <text:p>↓</text:p>
          </table:table-cell>
          <table:table-cell table:style-name="ce13"/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 office:value-type="string">
            <text:p>¢</text:p>
          </table:table-cell>
          <table:table-cell table:style-name="ce19" office:value-type="string">
            <text:p>¤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»</text:p>
          </table:table-cell>
          <table:table-cell table:style-name="ce17" office:value-type="string">
            <text:p>«</text:p>
          </table:table-cell>
          <table:table-cell table:style-name="ce13" office:value-type="string">
            <text:p>›</text:p>
          </table:table-cell>
          <table:table-cell table:style-name="ce7" office:value-type="string">
            <text:p>‹</text:p>
          </table:table-cell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3"/>
          <table:table-cell office:value-type="string">
            <text:p>∗</text:p>
          </table:table-cell>
          <table:table-cell table:number-columns-repeated="236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4"/>
          <table:table-cell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4"/>
          <table:table-cell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/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¬</text:p>
          </table:table-cell>
          <table:table-cell table:style-name="ce7" office:value-type="string">
            <text:p>∨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∫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/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∇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number-columns-repeated="246" table:default-cell-style-name="ce38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9"/>
          <table:table-cell office:value-type="string">
            <text:p>¢</text:p>
          </table:table-cell>
          <table:table-cell/>
          <table:table-cell table:style-name="ce40" office:value-type="string">
            <text:p>Belg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9"/>
          <table:table-cell table:number-columns-repeated="2"/>
          <table:table-cell table:style-name="ce40" office:value-type="string">
            <text:p>Dänemark</text:p>
          </table:table-cell>
          <table:table-cell table:style-name="ce42" office:value-type="string">
            <text:p>ÆØÅæøå</text:p>
          </table:table-cell>
          <table:table-cell table:style-name="ce41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Deutschland</text:p>
          </table:table-cell>
          <table:table-cell table:style-name="ce42" office:value-type="string">
            <text:p>öäüÖÄÜß§€¢„“</text:p>
          </table:table-cell>
          <table:table-cell table:style-name="ce41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0" office:value-type="string">
            <text:p>England</text:p>
          </table:table-cell>
          <table:table-cell table:style-name="ce42" office:value-type="string">
            <text:p>£“”</text:p>
          </table:table-cell>
          <table:table-cell table:style-name="ce41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0" office:value-type="string">
            <text:p>Esperanto</text:p>
          </table:table-cell>
          <table:table-cell table:style-name="ce42" office:value-type="string">
            <text:p>ŝŜĵĴĝĜĥĤĉĈŭŬ</text:p>
          </table:table-cell>
          <table:table-cell table:style-name="ce41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0" office:value-type="string">
            <text:p>Frankreich</text:p>
          </table:table-cell>
          <table:table-cell table:style-name="ce42" office:value-type="string">
            <text:p>ëËïîÎÏçÇœŒæÆáàâÁÀÂèéêÈÉÊùûÙÛŸÿ»«›‹ ₣</text:p>
          </table:table-cell>
          <table:table-cell table:style-name="ce41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Ital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1" office:value-type="string">
            <text:p>Jugoslavien</text:p>
          </table:table-cell>
          <table:table-cell table:style-name="ce42" office:value-type="string">
            <text:p>Kyrillisch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0" office:value-type="string">
            <text:p>Kroatien</text:p>
          </table:table-cell>
          <table:table-cell table:style-name="ce42" office:value-type="string">
            <text:p>ČčĆćĐŠšŽž</text:p>
          </table:table-cell>
          <table:table-cell table:style-name="ce41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Luxemburg</text:p>
          </table:table-cell>
          <table:table-cell table:style-name="ce42" office:value-type="string">
            <text:p>äëÄËéÉ</text:p>
          </table:table-cell>
          <table:table-cell table:style-name="ce41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0" office:value-type="string">
            <text:p>Niederlande</text:p>
          </table:table-cell>
          <table:table-cell table:style-name="ce42" office:value-type="string">
            <text:p>ƒ</text:p>
          </table:table-cell>
          <table:table-cell table:style-name="ce41" office:value-type="string">
            <text:p>Florin</text:p>
          </table:table-cell>
          <table:table-cell/>
          <table:table-cell table:style-name="ce42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0" office:value-type="string">
            <text:p>Polen</text:p>
          </table:table-cell>
          <table:table-cell table:style-name="ce42" office:value-type="string">
            <text:p>ąćęłńóśżź</text:p>
          </table:table-cell>
          <table:table-cell table:style-name="ce41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0" office:value-type="string">
            <text:p>Spanien</text:p>
          </table:table-cell>
          <table:table-cell table:style-name="ce42" office:value-type="string">
            <text:p>ÁáçÉéÍíÑñÓóÚúüªº¡¿</text:p>
          </table:table-cell>
          <table:table-cell table:style-name="ce41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0" office:value-type="string">
            <text:p>Tschechien</text:p>
          </table:table-cell>
          <table:table-cell table:style-name="ce42" office:value-type="string">
            <text:p>ÁČĎÉĚÍŇÓŘŠŤÚŮÝŽ</text:p>
          </table:table-cell>
          <table:table-cell table:style-name="ce41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0" office:value-type="string">
            <text:p>Ungarn</text:p>
          </table:table-cell>
          <table:table-cell table:style-name="ce42" office:value-type="string">
            <text:p>éiíöőüűáóú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23.05.2007</text:date>, <text:time>15:3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1917-10-17T19:47:02</meta:creation-date>
    <dc:creator>Benjamin Kellermann</dc:creator>
    <dc:date>2007-05-23T15:38:14</dc:date>
    <meta:print-date>2006-02-11T08:24:43</meta:print-date>
    <dc:language>de-DE</dc:language>
    <meta:editing-cycles>66</meta:editing-cycles>
    <meta:editing-duration>PT3M29S</meta:editing-duration>
    <meta:user-defined meta:name="Info 1"/>
    <meta:user-defined meta:name="Info 2"/>
    <meta:user-defined meta:name="Info 3"/>
    <meta:user-defined meta:name="Info 4"/>
    <meta:document-statistic meta:table-count="2" meta:cell-count="564"/>
  </office:meta>
</office:document-meta>
</file>